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Naufragé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7.81" calcext:value-type="float">
            <text:p>7,81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ndits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2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style-name="ce6" table:formula="of:=SUM(['AA - Frequences'.B1:.B49])" office:value-type="float" office:value="64" calcext:value-type="float">
            <text:p>64</text:p>
          </table:table-cell>
          <table:table-cell table:style-name="ce6" table:formula="of:=SUM(['AA - Frequences'.C1:.C49])" office:value-type="float" office:value="100.04" calcext:value-type="float">
            <text:p>100,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e deserte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3]/['AA - Frequences'.$E$2])*100 ; 2 )" office:value-type="float" office:value="15.63" calcext:value-type="float">
            <text:p>15,6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verne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6.25" calcext:value-type="float">
            <text:p>6,25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serne</text:p>
          </table:table-cell>
          <table:table-cell office:value-type="float" office:value="2" calcext:value-type="float">
            <text:p>2</text:p>
          </table:table-cell>
          <table:table-cell table:style-name="ce3" table:formula="of:=ROUND ( (['AA - Frequences'.B5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illage Pecheu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6]/['AA - Frequences'.$E$2])*100 ; 2 )" office:value-type="float" office:value="7.81" calcext:value-type="float">
            <text:p>7,81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orgeron</text:p>
          </table:table-cell>
          <table:table-cell office:value-type="float" office:value="2" calcext:value-type="float">
            <text:p>2</text:p>
          </table:table-cell>
          <table:table-cell table:style-name="ce3" table:formula="of:=ROUND ( (['AA - Frequences'.B7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3"/>
          <table:table-cell table:formula="of:=QUOTIENT(10;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angar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8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number-columns-repeated="3"/>
          <table:table-cell table:formula="of:=ROUND(10.93;2)" office:value-type="float" office:value="10.93" calcext:value-type="float">
            <text:p>10,93</text:p>
          </table:table-cell>
        </table:table-row>
        <table:table-row table:style-name="ro1">
          <table:table-cell table:style-name="ce1" office:value-type="string" calcext:value-type="string">
            <text:p>Casino</text:p>
          </table:table-cell>
          <table:table-cell office:value-type="float" office:value="1" calcext:value-type="float">
            <text:p>1</text:p>
          </table:table-cell>
          <table:table-cell table:style-name="ce3" table:formula="of:=ROUND ( (['AA - Frequences'.B9]/['AA - Frequences'.$E$2])*100 ; 2 )" office:value-type="float" office:value="1.56" calcext:value-type="float">
            <text:p>1,56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me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0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rotte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ROUND ( (['AA - Frequences'.B11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ave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ROUND ( (['AA - Frequences'.B12]/['AA - Frequences'.$E$2])*100 ; 2 )" office:value-type="float" office:value="7.81" calcext:value-type="float">
            <text:p>7,81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Marchand de vetements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ROUND ( (['AA - Frequences'.B13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chand d'indices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ROUND ( (['AA - Frequences'.B14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chand d'armes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ROUND ( (['AA - Frequences'.B15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ois</text:p>
          </table:table-cell>
          <table:table-cell office:value-type="float" office:value="7" calcext:value-type="float">
            <text:p>7</text:p>
          </table:table-cell>
          <table:table-cell table:style-name="ce3" table:formula="of:=ROUND ( (['AA - Frequences'.B16]/['AA - Frequences'.$E$2])*100 ; 2 )" office:value-type="float" office:value="10.94" calcext:value-type="float">
            <text:p>10,94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noir Abandonné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7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erger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8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number-columns-repeated="4"/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" table:style-name="ta1">
        <office:forms form:automatic-focus="false" form:apply-design-mode="false"/>
        <table:table-column table:style-name="co7" table:default-cell-style-name="ce7"/>
        <table:table-column table:style-name="co7" table:number-columns-repeated="1023" table:default-cell-style-name="ce11"/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3">
          <table:table-cell table:style-name="ce8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8" table:formula="of:=INDIRECT(CONCATENATE(&quot;$AA - Frequences.C&quot;;SHEET()-1))" office:value-type="float" office:value="7.81" calcext:value-type="float">
            <text:p>7,8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[debut]</text:p>
          </table:table-cell>
          <table:table-cell table:style-name="ce8"/>
          <table:table-cell table:style-name="ce1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OtherSpeak : j'aurais besoin d'un campignon</text:p>
          </table:table-cell>
          <table:table-cell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11"/>
          <table:table-cell table:number-columns-repeated="1012"/>
        </table:table-row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style-name="ce12"/>
          <table:table-cell table:number-columns-repeated="1011"/>
        </table:table-row>
        <table:table-row table:style-name="ro1">
          <table:table-cell table:style-name="ce10" office:value-type="string" calcext:value-type="string">
            <text:p>[suite]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Narrator : Plus loin ont poussé quelques petits buisson.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SetChoice2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Choice : (fouiller)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PlayerSpeak : un champignon !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AddToInventory&lt;Champignon&gt;/Food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ReturnQuest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table:number-columns-repeated="12"/>
          <table:table-cell table:style-name="ce12"/>
          <table:table-cell table:number-columns-repeated="1011"/>
        </table:table-row>
        <table:table-row table:style-name="ro1">
          <table:table-cell table:style-name="ce10" office:value-type="string" calcext:value-type="string">
            <text:p>[retour]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AddGold50</text:p>
          </table:table-cell>
          <table:table-cell table:style-name="Default" table:number-columns-repeated="11"/>
          <table:table-cell table:style-name="ce12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 table:number-rows-repeated="4">
          <table:table-cell table:style-name="Default" table:number-columns-repeated="12"/>
          <table:table-cell table:style-name="ce12"/>
          <table:table-cell table:number-columns-repeated="1011"/>
        </table:table-row>
        <table:table-row table:style-name="ro1" table:number-rows-repeated="66">
          <table:table-cell table:style-name="Default" table:number-columns-repeated="12"/>
          <table:table-cell table:number-columns-repeated="101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2:00:13.1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2:10:17.878000000</dc:date>
    <meta:editing-duration>P3DT14H2M32S</meta:editing-duration>
    <meta:editing-cycles>485</meta:editing-cycles>
    <meta:generator>LibreOffice/5.1.6.2$Windows_x86 LibreOffice_project/07ac168c60a517dba0f0d7bc7540f5afa45f0909</meta:generator>
    <meta:document-statistic meta:table-count="2" meta:cell-count="102" meta:object-count="0"/>
  </office:meta>
</office:document-meta>
</file>